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133.54pt"/>
    </style:style>
    <style:style style:name="co7" style:family="table-column">
      <style:table-column-properties fo:break-before="auto" style:column-width="223.09pt"/>
    </style:style>
    <style:style style:name="co8" style:family="table-column">
      <style:table-column-properties fo:break-before="auto" style:column-width="98.79pt"/>
    </style:style>
    <style:style style:name="co9" style:family="table-column">
      <style:table-column-properties fo:break-before="auto" style:column-width="218.44pt"/>
    </style:style>
    <style:style style:name="co10" style:family="table-column">
      <style:table-column-properties fo:break-before="auto" style:column-width="150.49pt"/>
    </style:style>
    <style:style style:name="co11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padding-bottom="0.99pt" fo:padding-left="7.99pt" fo:padding-right="0.99pt" fo:padding-top="0.99pt" style:vertical-align="automatic"/>
    </style:style>
    <style:style style:name="ce25" style:family="table-cell" style:parent-style-name="Default">
      <style:table-cell-properties fo:padding-bottom="0.99pt" fo:padding-left="7.99pt" fo:padding-right="0.99pt" fo:padding-top="0.99pt" style:vertical-align="automatic"/>
      <style:text-properties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padding-bottom="0.99pt" fo:padding-left="7.99pt" fo:padding-right="0.99pt" fo:padding-top="0.99pt"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537.62pt" svg:height="255.32pt" svg:x="765.47pt" svg:y="20.32pt">
            <draw:object draw:notify-on-update-of-ranges="Profiles.A4:Profiles.A4 Profiles.B4:Profiles.F4 Profiles.A5:Profiles.A5 Profiles.B5:Profiles.F5 Profiles.A6:Profiles.A6 Profiles.B6:Profiles.F6 Profiles.A7:Profiles.A7 Profiles.B7:Profiles.F7 Profiles.A8:Profiles.A8 Profiles.B8:Profiles.F8 Profiles.A9:Profiles.A9 Profiles.B9:Profiles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6pt" svg:x="841.21pt" svg:y="328.42pt">
            <draw:object draw:notify-on-update-of-ranges="Profiles.B28:Profiles.H28 Profiles.A29:Profiles.A29 Profiles.B29:Profiles.H29 Profiles.A30:Profiles.A30 Profiles.B30:Profile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3pt" svg:height="255.26pt" svg:x="817.77pt" svg:y="645.42pt">
            <draw:object draw:notify-on-update-of-ranges="Profiles.B50:Profiles.E50 Profiles.A51:Profiles.A51 Profiles.B51:Profiles.E51 Profiles.A52:Profiles.A52 Profiles.B52:Profiles.E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6"/>
          <table:table-cell table:number-columns-repeated="5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5"/>
        </table:table-row>
        <table:table-row table:style-name="ro1">
          <table:table-cell table:number-columns-repeated="6"/>
          <table:table-cell table:style-name="ce9" office:value-type="string" calcext:value-type="string">
            <text:p>NB pi3 -d=576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office:value-type="string" calcext:value-type="string">
            <text:p>prefetch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7]" office:value-type="float" office:value="3.092124" calcext:value-type="float">
            <text:p>3.092124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$Timing.F30]" office:value-type="float" office:value="4.431674" calcext:value-type="float">
            <text:p>4.431674</text:p>
          </table:table-cell>
          <table:table-cell office:value-type="float" office:value="4.430315" calcext:value-type="float">
            <text:p>4.430315</text:p>
          </table:table-cell>
          <table:table-cell office:value-type="float" office:value="0.51924" calcext:value-type="float">
            <text:p>0.51924</text:p>
          </table:table-cell>
          <table:table-cell office:value-type="float" office:value="0.449125" calcext:value-type="float">
            <text:p>0.449125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5]" office:value-type="float" office:value="108.644453" calcext:value-type="float">
            <text:p>108.644453</text:p>
          </table:table-cell>
          <table:table-cell table:style-name="ce15" table:formula="of:=[$Timing.F24]" office:value-type="float" office:value="49.398058" calcext:value-type="float">
            <text:p>49.398058</text:p>
          </table:table-cell>
          <table:table-cell table:style-name="ce15" table:formula="of:=[$Timing.F29]" office:value-type="float" office:value="46.243967" calcext:value-type="float">
            <text:p>46.243967</text:p>
          </table:table-cell>
          <table:table-cell office:value-type="float" office:value="6.907181" calcext:value-type="float">
            <text:p>6.907181</text:p>
          </table:table-cell>
          <table:table-cell office:value-type="float" office:value="1.272363" calcext:value-type="float">
            <text:p>1.272363</text:p>
          </table:table-cell>
          <table:table-cell office:value-type="float" office:value="1.302592" calcext:value-type="float">
            <text:p>1.302592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21]" office:value-type="float" office:value="13.497253" calcext:value-type="float">
            <text:p>13.497253</text:p>
          </table:table-cell>
          <table:table-cell table:style-name="ce15" table:formula="of:=[$Timing.F20]" office:value-type="float" office:value="16.010355" calcext:value-type="float">
            <text:p>16.010355</text:p>
          </table:table-cell>
          <table:table-cell table:style-name="ce15" table:formula="of:=[$Timing.F27]" office:value-type="float" office:value="12.905957" calcext:value-type="float">
            <text:p>12.905957</text:p>
          </table:table-cell>
          <table:table-cell office:value-type="float" office:value="2.718919" calcext:value-type="float">
            <text:p>2.718919</text:p>
          </table:table-cell>
          <table:table-cell office:value-type="float" office:value="0.408764" calcext:value-type="float">
            <text:p>0.408764</text:p>
          </table:table-cell>
          <table:table-cell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/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$Timing.F28]" office:value-type="float" office:value="3.094523" calcext:value-type="float">
            <text:p>3.094523</text:p>
          </table:table-cell>
          <table:table-cell office:value-type="float" office:value="2.062061" calcext:value-type="float">
            <text:p>2.062061</text:p>
          </table:table-cell>
          <table:table-cell office:value-type="float" office:value="0.261619" calcext:value-type="float">
            <text:p>0.261619</text:p>
          </table:table-cell>
          <table:table-cell/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4" office:value-type="string" calcext:value-type="string">
            <text:p>Rot3D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4 QPUs</text:p>
          </table:table-cell>
          <table:table-cell office:value-type="string" calcext:value-type="string">
            <text:p>Kernel2 8 QPUs</text:p>
          </table:table-cell>
          <table:table-cell office:value-type="string" calcext:value-type="string">
            <text:p>Kernel2 12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56]" office:value-type="float" office:value="0.020532" calcext:value-type="float">
            <text:p>0.020532</text:p>
          </table:table-cell>
          <table:table-cell table:formula="of:=[$Timing.F57]" office:value-type="float" office:value="0.032531" calcext:value-type="float">
            <text:p>0.032531</text:p>
          </table:table-cell>
          <table:table-cell table:formula="of:=[$Timing.F58]" office:value-type="float" office:value="0.015441" calcext:value-type="float">
            <text:p>0.015441</text:p>
          </table:table-cell>
          <table:table-cell table:formula="of:=[$Timing.F59]" office:value-type="float" office:value="0.013367" calcext:value-type="float">
            <text:p>0.013367</text:p>
          </table:table-cell>
          <table:table-cell table:formula="of:=[$Timing.F60]" office:value-type="float" office:value="0.013368" calcext:value-type="float">
            <text:p>0.013368</text:p>
          </table:table-cell>
          <table:table-cell table:formula="of:=[$Timing.F61]" office:value-type="float" office:value="0.013386" calcext:value-type="float">
            <text:p>0.013386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62]" office:value-type="float" office:value="0.008814" calcext:value-type="float">
            <text:p>0.008814</text:p>
          </table:table-cell>
          <table:table-cell table:formula="of:=[$Timing.F63]" office:value-type="float" office:value="0.008867" calcext:value-type="float">
            <text:p>0.008867</text:p>
          </table:table-cell>
          <table:table-cell table:formula="of:=[$Timing.F64]" office:value-type="float" office:value="0.00566" calcext:value-type="float">
            <text:p>0.00566</text:p>
          </table:table-cell>
          <table:table-cell/>
          <table:table-cell table:formula="of:=[$Timing.F65]" office:value-type="float" office:value="0.001803" calcext:value-type="float">
            <text:p>0.001803</text:p>
          </table:table-cell>
          <table:table-cell/>
        </table:table-row>
        <table:table-row table:style-name="ro1" table:number-rows-repeated="17">
          <table:table-cell table:number-columns-repeated="7"/>
        </table:table-row>
        <table:table-row table:style-name="ro2">
          <table:table-cell table:style-name="ce4" office:value-type="string" calcext:value-type="string">
            <text:p>Mandelbro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 1 QPU</text:p>
          </table:table-cell>
          <table:table-cell office:value-type="string" calcext:value-type="string">
            <text:p>Multi 8 Q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88]" office:value-type="float" office:value="7.075472" calcext:value-type="float">
            <text:p>7.075472</text:p>
          </table:table-cell>
          <table:table-cell table:formula="of:=[$Timing.F89]" office:value-type="float" office:value="3.002719" calcext:value-type="float">
            <text:p>3.002719</text:p>
          </table:table-cell>
          <table:table-cell table:formula="of:=[$Timing.F90]" office:value-type="float" office:value="2.979217" calcext:value-type="float">
            <text:p>2.979217</text:p>
          </table:table-cell>
          <table:table-cell table:formula="of:=[$Timing.F91]" office:value-type="float" office:value="0.585395" calcext:value-type="float">
            <text:p>0.5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84]" office:value-type="float" office:value="2.632804" calcext:value-type="float">
            <text:p>2.632804</text:p>
          </table:table-cell>
          <table:table-cell table:formula="of:=[$Timing.F85]" office:value-type="float" office:value="1.991902" calcext:value-type="float">
            <text:p>1.991902</text:p>
          </table:table-cell>
          <table:table-cell table:formula="of:=[$Timing.F86]" office:value-type="float" office:value="2.012528" calcext:value-type="float">
            <text:p>2.012528</text:p>
          </table:table-cell>
          <table:table-cell table:formula="of:=[$Timing.F87]" office:value-type="float" office:value="0.311534" calcext:value-type="float">
            <text:p>0.311534</text:p>
          </table:table-cell>
          <table:table-cell table:number-columns-repeated="2"/>
        </table:table-row>
      </table:table>
      <table:table table:name="Timing" table:style-name="ta1">
        <office:forms form:automatic-focus="false" form:apply-design-mode="false"/>
        <table:table-column table:style-name="co5" table:default-cell-style-name="Default"/>
        <table:table-column table:style-name="co2" table:number-columns-repeated="3" table:default-cell-style-name="ce6"/>
        <table:table-column table:style-name="co6" table:default-cell-style-name="Default"/>
        <table:table-column table:style-name="co3" table:default-cell-style-name="Default"/>
        <table:table-column table:style-name="co7" table:default-cell-style-name="ce24"/>
        <table:table-column table:style-name="co2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9"/>
          <table:table-cell office:value-type="string" calcext:value-type="string">
            <text:p>All profiling done <text:span text:style-name="T1">with debug enabled</text:span> (thus release is probably faster)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iming:</text:p>
          </table:table-cell>
          <table:table-cell office:value-type="string" calcext:value-type="string">
            <text:p>median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4"/>
          <table:table-cell table:style-name="ce7"/>
          <table:table-cell table:number-columns-repeated="1022"/>
        </table:table-row>
        <table:table-row table:style-name="ro1">
          <table:table-cell table:style-name="ce3" office:value-type="string" calcext:value-type="string">
            <text:p>Note:</text:p>
          </table:table-cell>
          <table:table-cell table:style-name="ce13" office:value-type="string" calcext:value-type="string">
            <text:p>Implemented loop unroll, but had little (actually adverse) effect on performance of Matrix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3" office:value-type="string" calcext:value-type="string">
            <text:p>olivia prefix:</text:p>
          </table:table-cell>
          <table:table-cell table:style-name="ce13" office:value-type="string" calcext:value-type="string">
            <text:p>./obj/emu-debug/bin/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3" office:value-type="string" calcext:value-type="string">
            <text:p>qpu prefix:</text:p>
          </table:table-cell>
          <table:table-cell table:style-name="ce13" office:value-type="string" calcext:value-type="string">
            <text:p>sudo ./obj/qpu-debug/bin/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3" office:value-type="string" calcext:value-type="string">
            <text:p>cpu prefix:</text:p>
          </table:table-cell>
          <table:table-cell table:style-name="ce13" office:value-type="string" calcext:value-type="string">
            <text:p>./obj/qpu-debug/bin/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3"/>
          <table:table-cell table:style-name="ce13" table:number-columns-repeated="3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9" office:value-type="string" calcext:value-type="string">
            <text:p>Base cmdline:</text:p>
          </table:table-cell>
          <table:table-cell table:style-name="ce13" office:value-type="string" calcext:value-type="string">
            <text:p>Matrix -d=512 -p=5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26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table:number-columns-repeated="2"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table:number-columns-repeated="2"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21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222125" calcext:value-type="float">
            <text:p>12.22212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office:value-type="string" calcext:value-type="string">
            <text:p>e0be96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146597" calcext:value-type="float">
            <text:p>46.146597</text:p>
          </table:table-cell>
          <table:table-cell office:value-type="string" calcext:value-type="string">
            <text:p>added prefetch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tmu</text:p>
          </table:table-cell>
          <table:table-cell office:value-type="float" office:value="21.919793" calcext:value-type="float">
            <text:p>21.919793</text:p>
          </table:table-cell>
          <table:table-cell office:value-type="string" calcext:value-type="string">
            <text:p>TMU beats DMA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907181" calcext:value-type="float">
            <text:p>6.90718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4.430315" calcext:value-type="float">
            <text:p>4.4303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0.413163" calcext:value-type="float">
            <text:p>10.4131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8919" calcext:value-type="float">
            <text:p>2.7189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062061" calcext:value-type="float">
            <text:p>2.062061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n=8 -read=prefetch</text:p>
          </table:table-cell>
          <table:table-cell office:value-type="float" office:value="0.408764" calcext:value-type="float">
            <text:p>0.40876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261619" calcext:value-type="float">
            <text:p>0.26161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n=8 -read=prefetch</text:p>
          </table:table-cell>
          <table:table-cell office:value-type="float" office:value="1.272363" calcext:value-type="float">
            <text:p>1.2723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 -read=prefetch</text:p>
          </table:table-cell>
          <table:table-cell/>
          <table:table-cell office:value-type="string" calcext:value-type="string">
            <text:p>5 x Failed to invoke kernel on QPUs; can’t deal with dim=51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d=576 -n=12 -read=prefetch </text:p>
          </table:table-cell>
          <table:table-cell office:value-type="float" office:value="1.302592" calcext:value-type="float">
            <text:p>1.302592</text:p>
          </table:table-cell>
          <table:table-cell office:value-type="string" calcext:value-type="string">
            <text:p><text:s/>-d=576=12*16*3 OK !!! -d=560 also works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4 -read=prefetch</text:p>
          </table:table-cell>
          <table:table-cell office:value-type="float" office:value="2.681338" calcext:value-type="float">
            <text:p>2.68133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51924" calcext:value-type="float">
            <text:p>0.5192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d=576 -n=12 -read=none</text:p>
          </table:table-cell>
          <table:table-cell office:value-type="float" office:value="0.449125" calcext:value-type="float">
            <text:p>0.44912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4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Base cmdline:</text:p>
          </table:table-cell>
          <table:table-cell office:value-type="string" calcext:value-type="string">
            <text:p>Rot3D 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26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20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21" office:value-type="string" calcext:value-type="string">
            <text:p>'5e32444’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3 -n=1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pre ptr increment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42" calcext:value-type="float">
            <text:p>0.00242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1</text:p>
          </table:table-cell>
          <table:table-cell office:value-type="float" office:value="0.008298" calcext:value-type="float">
            <text:p>0.008298</text:p>
          </table:table-cell>
          <table:table-cell office:value-type="string" calcext:value-type="string">
            <text:p>ptr increment &amp; v3d optimization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2 -n=1</text:p>
          </table:table-cell>
          <table:table-cell office:value-type="float" office:value="0.005097" calcext:value-type="float">
            <text:p>0.005097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2 -n=8</text:p>
          </table:table-cell>
          <table:table-cell office:value-type="float" office:value="0.001815" calcext:value-type="float">
            <text:p>0.001815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3 -n=1</text:p>
          </table:table-cell>
          <table:table-cell office:value-type="float" office:value="0.00518" calcext:value-type="float">
            <text:p>0.00518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162" calcext:value-type="float">
            <text:p>0.002162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89d7685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3 -n=1</text:p>
          </table:table-cell>
          <table:table-cell office:value-type="float" office:value="0.015351" calcext:value-type="float">
            <text:p>0.015351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13433" calcext:value-type="float">
            <text:p>0.013433</text:p>
          </table:table-cell>
          <table:table-cell table:number-columns-repeated="1018"/>
        </table:table-row>
        <table:table-row table:style-name="ro1" table:number-rows-repeated="3">
          <table:table-cell/>
          <table:table-cell table:style-name="ce2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andelbrot</text:p>
          </table:table-cell>
          <table:table-cell table:number-columns-repeated="14"/>
          <table:table-cell office:value-type="string" calcext:value-type="string">
            <text:p>`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Base cmdline:</text:p>
          </table:table-cell>
          <table:table-cell office:value-type="string" calcext:value-type="string">
            <text:p>Mandelbro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26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2.632804" calcext:value-type="float">
            <text:p>2.6328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1.991902" calcext:value-type="float">
            <text:p>1.9919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012528" calcext:value-type="float">
            <text:p>2.0125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11534" calcext:value-type="float">
            <text:p>0.3115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7.075472" calcext:value-type="float">
            <text:p>7.0754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3.002719" calcext:value-type="float">
            <text:p>3.0027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979217" calcext:value-type="float">
            <text:p>2.9792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585395" calcext:value-type="float">
            <text:p>0.58539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21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ingle</text:p>
          </table:table-cell>
          <table:table-cell office:value-type="float" office:value="1.755045" calcext:value-type="float">
            <text:p>1.75504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1.76417" calcext:value-type="float">
            <text:p>1.764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23343" calcext:value-type="float">
            <text:p>0.323343</text:p>
          </table:table-cell>
          <table:table-cell table:number-columns-repeated="1018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tforms" table:style-name="ta1">
        <office:forms form:automatic-focus="false" form:apply-design-mode="false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Scripts for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>
            <text:p>Hostname</text:p>
          </table:table-cell>
          <table:table-cell table:style-name="ce11" office:value-type="string" calcext:value-type="string">
            <text:p>Architecture</text:p>
          </table:table-cell>
          <table:table-cell table:style-name="ce11" office:value-type="string" calcext:value-type="string">
            <text:p>Model</text:p>
          </table:table-cell>
          <table:table-cell table:style-name="ce11" office:value-type="string" calcext:value-type="string">
            <text:p>Snapshot Date</text:p>
          </table:table-cell>
          <table:table-cell table:style-name="ce11" office:value-type="string" calcext:value-type="string">
            <text:p>Debian Version</text:p>
          </table:table-cell>
          <table:table-cell table:style-name="ce11" office:value-type="string" calcext:value-type="string">
            <text:p>Kernel version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 office:value-type="string" calcext:value-type="string">
            <text:p>Not working: FATAL: Unable to enable QPUs. Check your firmware is latest. Same for cas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04:02:11.286091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2-06T16:18:30.883617710</dc:date>
    <meta:editing-duration>P1DT23H30M36S</meta:editing-duration>
    <meta:editing-cycles>35</meta:editing-cycles>
    <meta:generator>LibreOffice/6.1.5.2$Linux_ARM_EABI LibreOffice_project/10$Build-2</meta:generator>
    <meta:document-statistic meta:table-count="3" meta:cell-count="34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28:Profiles.H30" chart:data-source-has-labels="both" svg:x="0.32cm" svg:y="0.18cm" svg:width="13.63cm" svg:height="8.646cm">
          <chartooo:coordinate-region svg:x="1.418cm" svg:y="0.18cm" svg:width="12.532cm" svg:height="6.026cm"/>
          <chart:axis chart:dimension="x" chart:name="primary-x" chart:style-name="ch4" chartooo:axis-type="auto">
            <chartooo:date-scale/>
            <chart:categories table:cell-range-address="Profiles.B28:Profiles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29:Profiles.H29" chart:label-cell-address="Profiles.A29:Profiles.A29" chart:class="chart:bar">
            <chart:data-point chart:repeated="7"/>
          </chart:series>
          <chart:series chart:style-name="ch8" chart:values-cell-range-address="Profiles.B30:Profiles.H30" chart:label-cell-address="Profiles.A30:Profiles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28:Profiles.H28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29:Profiles.A29</svg:desc>
                </draw:g>
              </table:table-cell>
              <table:table-cell office:value-type="float" office:value="0.020532">
                <text:p>0.020532</text:p>
                <draw:g>
                  <svg:desc>Profiles.B29:Profiles.H29</svg:desc>
                </draw:g>
              </table:table-cell>
              <table:table-cell office:value-type="float" office:value="0.032531">
                <text:p>0.032531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367">
                <text:p>0.013367</text:p>
              </table:table-cell>
              <table:table-cell office:value-type="float" office:value="0.013368">
                <text:p>0.013368</text:p>
              </table:table-cell>
              <table:table-cell office:value-type="float" office:value="0.013386">
                <text:p>0.01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-64</text:p>
                <draw:g>
                  <svg:desc>Profiles.A30:Profiles.A30</svg:desc>
                </draw:g>
              </table:table-cell>
              <table:table-cell office:value-type="float" office:value="0.008814">
                <text:p>0.008814</text:p>
                <draw:g>
                  <svg:desc>Profiles.B30:Profiles.H30</svg:desc>
                </draw:g>
              </table:table-cell>
              <table:table-cell office:value-type="float" office:value="0.008867">
                <text:p>0.008867</text:p>
              </table:table-cell>
              <table:table-cell office:value-type="float" office:value="0.00566">
                <text:p>0.00566</text:p>
              </table:table-cell>
              <table:table-cell office:value-type="float" office:value="NaN">
                <text:p>NaN</text:p>
              </table:table-cell>
              <table:table-cell office:value-type="float" office:value="0.001803">
                <text:p>0.00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67cm" svg:height="9.008cm" xlink:href=".." xlink:type="simple" chart:class="chart:bar" chart:style-name="ch1">
        <chart:legend chart:legend-position="end" svg:x="15.989cm" svg:y="3.209cm" style:legend-expansion="high" chart:style-name="ch2"/>
        <chart:plot-area chart:style-name="ch3" table:cell-range-address="Profiles.A4:Profiles.F9" chart:data-source-has-labels="both" svg:x="0.379cm" svg:y="0.18cm" svg:width="15.231cm" svg:height="8.648cm">
          <chartooo:coordinate-region svg:x="1cm" svg:y="0.379cm" svg:width="14.61cm" svg:height="7.802cm"/>
          <chart:axis chart:dimension="x" chart:name="primary-x" chart:style-name="ch4" chartooo:axis-type="auto">
            <chartooo:date-scale/>
            <chart:categories table:cell-range-address="Profiles.B4:Profiles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F5" chart:label-cell-address="Profiles.A5:Profiles.A5" chart:class="chart:bar">
            <chart:data-point chart:repeated="5"/>
          </chart:series>
          <chart:series chart:style-name="ch8" chart:values-cell-range-address="Profiles.B6:Profiles.F6" chart:label-cell-address="Profiles.A6:Profiles.A6" chart:class="chart:bar">
            <chart:data-point chart:repeated="5"/>
          </chart:series>
          <chart:series chart:style-name="ch9" chart:values-cell-range-address="Profiles.B7:Profiles.F7" chart:label-cell-address="Profiles.A7:Profiles.A7" chart:class="chart:bar">
            <chart:data-point chart:repeated="5"/>
          </chart:series>
          <chart:series chart:style-name="ch10" chart:values-cell-range-address="Profiles.B8:Profiles.F8" chart:label-cell-address="Profiles.A8:Profiles.A8" chart:class="chart:bar">
            <chart:data-point chart:repeated="5"/>
          </chart:series>
          <chart:series chart:style-name="ch11" chart:values-cell-range-address="Profiles.B9:Profiles.F9" chart:label-cell-address="Profiles.A9:Profiles.A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F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  <table:table-cell office:value-type="string">
                <text:p>prefetch</text:p>
              </table:table-cell>
              <table:table-cell office:value-type="string">
                <text:p>8 QPUs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F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F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  <table:table-cell office:value-type="float" office:value="4.430315">
                <text:p>4.430315</text:p>
              </table:table-cell>
              <table:table-cell office:value-type="float" office:value="0.51924">
                <text:p>0.5192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F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  <table:table-cell office:value-type="float" office:value="6.907181">
                <text:p>6.907181</text:p>
              </table:table-cell>
              <table:table-cell office:value-type="float" office:value="1.272363">
                <text:p>1.272363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F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  <table:table-cell office:value-type="float" office:value="2.718919">
                <text:p>2.718919</text:p>
              </table:table-cell>
              <table:table-cell office:value-type="float" office:value="0.408764">
                <text:p>0.408764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NaN">
                <text:p>NaN</text:p>
                <draw:g>
                  <svg:desc>Profiles.B9:Profiles.F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  <table:table-cell office:value-type="float" office:value="2.062061">
                <text:p>2.062061</text:p>
              </table:table-cell>
              <table:table-cell office:value-type="float" office:value="0.261619">
                <text:p>0.261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50:Profiles.E52" chart:data-source-has-labels="both" svg:x="0.32cm" svg:y="0.18cm" svg:width="13.63cm" svg:height="8.646cm">
          <chartooo:coordinate-region svg:x="0.756cm" svg:y="0.379cm" svg:width="13.194cm" svg:height="7.8cm"/>
          <chart:axis chart:dimension="x" chart:name="primary-x" chart:style-name="ch4" chartooo:axis-type="auto">
            <chartooo:date-scale/>
            <chart:categories table:cell-range-address="Profiles.B50:Profiles.E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1:Profiles.E51" chart:label-cell-address="Profiles.A51:Profiles.A51" chart:class="chart:bar">
            <chart:data-point chart:repeated="4"/>
          </chart:series>
          <chart:series chart:style-name="ch8" chart:values-cell-range-address="Profiles.B52:Profiles.E52" chart:label-cell-address="Profiles.A52:Profiles.A5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50:Profiles.E50</svg:desc>
                </draw:g>
              </table:table-cell>
              <table:table-cell office:value-type="string">
                <text:p>single</text:p>
              </table:table-cell>
              <table:table-cell office:value-type="string">
                <text:p>Multi 1 QPU</text:p>
              </table:table-cell>
              <table:table-cell office:value-type="string">
                <text:p>Multi 8 QPUs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51:Profiles.A51</svg:desc>
                </draw:g>
              </table:table-cell>
              <table:table-cell office:value-type="float" office:value="7.075472">
                <text:p>7.075472</text:p>
                <draw:g>
                  <svg:desc>Profiles.B51:Profiles.E51</svg:desc>
                </draw:g>
              </table:table-cell>
              <table:table-cell office:value-type="float" office:value="3.002719">
                <text:p>3.002719</text:p>
              </table:table-cell>
              <table:table-cell office:value-type="float" office:value="2.979217">
                <text:p>2.979217</text:p>
              </table:table-cell>
              <table:table-cell office:value-type="float" office:value="0.585395">
                <text:p>0.585395</text:p>
              </table:table-cell>
            </table:table-row>
            <table:table-row>
              <table:table-cell office:value-type="string">
                <text:p>Pi4-64</text:p>
                <draw:g>
                  <svg:desc>Profiles.A52:Profiles.A52</svg:desc>
                </draw:g>
              </table:table-cell>
              <table:table-cell office:value-type="float" office:value="2.632804">
                <text:p>2.632804</text:p>
                <draw:g>
                  <svg:desc>Profiles.B52:Profiles.E52</svg:desc>
                </draw:g>
              </table:table-cell>
              <table:table-cell office:value-type="float" office:value="1.991902">
                <text:p>1.991902</text:p>
              </table:table-cell>
              <table:table-cell office:value-type="float" office:value="2.012528">
                <text:p>2.012528</text:p>
              </table:table-cell>
              <table:table-cell office:value-type="float" office:value="0.311534">
                <text:p>0.3115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